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10"/>Rcll <text:s/>Prcn <text:s/>GT <text:s text:c="3"/>MT <text:s text:c="3"/>PT <text:s text:c="3"/>ML <text:s text:c="2"/>FP <text:s text:c="3"/>FN <text:s/>IDs <text:s text:c="2"/>FM <text:s/>MOTA <text:s/>MOTP num_objects</text:p>
      <text:p text:style-name="Standard">MOT17-10 88.7% 96.9% <text:s/>36 72.2% 25.0% <text:s/>2.8% 2.8% 11.3% 0.5% 1.0% 85.4% 0.183 <text:s text:c="7"/>5923</text:p>
      <text:p text:style-name="Standard">MOT17-09 89.0% 98.7% <text:s/>22 86.4% <text:s/>9.1% <text:s/>4.5% 1.1% 11.0% 0.7% 1.1% 87.1% 0.142 <text:s text:c="7"/>2879</text:p>
      <text:p text:style-name="Standard">MOT17-04 98.8% 99.5% <text:s/>69 98.6% <text:s/>0.0% <text:s/>1.4% 0.5% <text:s/>1.2% 0.0% 0.2% 98.3% 0.079 <text:s text:c="6"/>24178</text:p>
      <text:p text:style-name="Standard">MOT17-02 82.3% 95.8% <text:s/>53 69.8% 20.8% <text:s/>9.4% 3.6% 17.7% 0.6% 1.4% 78.1% 0.159 <text:s text:c="7"/>9880</text:p>
      <text:p text:style-name="Standard">MOT17-13 91.1% 97.8% <text:s/>44 79.5% 13.6% <text:s/>6.8% 2.1% <text:s/>8.9% 0.2% 0.3% 88.8% 0.169 <text:s text:c="7"/>3156</text:p>
      <text:p text:style-name="Standard">MOT17-05 88.6% 95.1% <text:s/>71 63.4% 31.0% <text:s/>5.6% 4.5% 11.4% 1.1% 1.3% 83.0% 0.155 <text:s text:c="7"/>3357</text:p>
      <text:p text:style-name="Standard">MOT17-11 92.5% 96.7% <text:s/>44 70.5% 15.9% 13.6% 3.2% <text:s/>7.5% 0.4% 0.8% 89.0% 0.119 <text:s text:c="7"/>4517</text:p>
      <text:p text:style-name="Standard">OVERALL <text:s/>92.5% 98.0% 339 77.0% 16.8% <text:s/>6.2% 1.9% <text:s/>7.5% 0.3% 0.7% 90.3% 0.119 <text:s text:c="6"/>53890</text:p>
      <text:p text:style-name="Standard"><text:s text:c="10"/>IDF1 <text:s text:c="2"/>IDP <text:s text:c="2"/>IDR <text:s/>Rcll <text:s/>Prcn <text:s/>GT <text:s/>MT PT ML <text:s text:c="2"/>FP <text:s text:c="2"/>FN IDs <text:s text:c="2"/>FM <text:s/>MOTA <text:s/>MOTP IDt IDa IDm num_objects</text:p>
      <text:p text:style-name="Standard">MOT17-10 80.9% 84.7% 77.5% 88.7% 96.9% <text:s/>36 <text:s/>26 <text:s/>9 <text:s/>1 <text:s/>168 <text:s/>669 <text:s/>29 <text:s text:c="2"/>62 85.4% 0.183 <text:s/>21 <text:s/>11 <text:s text:c="2"/>4 <text:s text:c="7"/>5923</text:p>
      <text:p text:style-name="Standard">MOT17-09 75.8% 80.0% 72.1% 89.0% 98.7% <text:s/>22 <text:s/>19 <text:s/>2 <text:s/>1 <text:s text:c="2"/>33 <text:s/>317 <text:s/>20 <text:s text:c="2"/>32 87.1% 0.142 <text:s/>20 <text:s text:c="2"/>4 <text:s text:c="2"/>5 <text:s text:c="7"/>2879</text:p>
      <text:p text:style-name="Standard">MOT17-04 97.8% 98.2% 97.5% 98.8% 99.5% <text:s/>69 <text:s/>68 <text:s/>0 <text:s/>1 <text:s/>120 <text:s/>279 <text:s text:c="2"/>4 <text:s text:c="2"/>42 98.3% 0.079 <text:s text:c="2"/>2 <text:s text:c="2"/>2 <text:s text:c="2"/>1 <text:s text:c="6"/>24178</text:p>
      <text:p text:style-name="Standard">MOT17-02 66.3% 71.8% 61.7% 82.3% 95.8% <text:s/>53 <text:s/>37 11 <text:s/>5 <text:s/>357 1745 <text:s/>59 <text:s/>140 78.1% 0.159 <text:s/>54 <text:s/>11 <text:s/>10 <text:s text:c="7"/>9880</text:p>
      <text:p text:style-name="Standard">MOT17-13 87.8% 91.0% 84.8% 91.1% 97.8% <text:s/>44 <text:s/>35 <text:s/>6 <text:s/>3 <text:s text:c="2"/>66 <text:s/>282 <text:s text:c="2"/>7 <text:s text:c="2"/>10 88.8% 0.169 <text:s/>10 <text:s text:c="2"/>1 <text:s text:c="2"/>4 <text:s text:c="7"/>3156</text:p>
      <text:p text:style-name="Standard">MOT17-05 78.3% 81.2% 75.6% 88.6% 95.1% <text:s/>71 <text:s/>45 22 <text:s/>4 <text:s/>152 <text:s/>383 <text:s/>36 <text:s text:c="2"/>45 83.0% 0.155 <text:s/>40 <text:s text:c="2"/>8 <text:s/>17 <text:s text:c="7"/>3357</text:p>
      <text:p text:style-name="Standard">MOT17-11 83.7% 85.6% 81.9% 92.5% 96.7% <text:s/>44 <text:s/>31 <text:s/>7 <text:s/>6 <text:s/>143 <text:s/>340 <text:s/>16 <text:s text:c="2"/>36 89.0% 0.119 <text:s/>10 <text:s text:c="2"/>4 <text:s text:c="2"/>2 <text:s text:c="7"/>4517</text:p>
      <text:p text:style-name="Standard">OVERALL <text:s/>86.3% 88.9% 84.0% 92.5% 98.0% 339 261 57 21 1039 4015 171 <text:s/>367 90.3% 0.119 157 <text:s/>41 <text:s/>43 <text:s text:c="6"/>5389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25T19:00:27.482801805</meta:creation-date>
    <dc:date>2025-06-25T19:03:36.737015158</dc:date>
    <meta:editing-duration>PT3M9S</meta:editing-duration>
    <meta:editing-cycles>1</meta:editing-cycles>
    <meta:document-statistic meta:table-count="0" meta:image-count="0" meta:object-count="0" meta:page-count="1" meta:paragraph-count="18" meta:word-count="304" meta:character-count="1746" meta:non-whitespace-character-count="1175"/>
    <meta:generator>LibreOffice/6.0.7.3$Linux_X86_64 LibreOffice_project/00m0$Build-3</meta:generator>
  </office:meta>
</office:document-meta>
</file>